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31.164cm" svg:height="20.054cm" svg:x="15.28cm" svg:y="1.567cm">
            <draw:object draw:notify-on-update-of-ranges="data.A1:data.A1 data.B1:data.F1 data.A2:data.A2 data.B2:data.F2 data.A3:data.A3 data.B3:data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'n Patterns'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'Ordered'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'Bloom Filter'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'Shape.m'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'Shape.k'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Phrase Tokens'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'Pattern Tokens'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9T17:38:48.734633278</dc:date>
    <meta:editing-duration>PT15M32S</meta:editing-duration>
    <meta:editing-cycles>1</meta:editing-cycles>
    <meta:document-statistic meta:table-count="1" meta:cell-count="4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65cm" svg:height="20.055cm" xlink:href=".." xlink:type="simple" chart:class="chart:line" chart:style-name="ch1">
        <chart:legend chart:legend-position="end" svg:x="27.863cm" svg:y="9.479cm" style:legend-expansion="high" chart:style-name="ch2"/>
        <chart:plot-area chart:style-name="ch3" table:cell-range-address="data.A1:data.F3" chart:data-source-has-labels="both" svg:x="1.552cm" svg:y="0.24cm" svg:width="26.28cm" svg:height="19.205cm">
          <chart:coordinate-region svg:x="1.83cm" svg:y="0.44cm" svg:width="25.723cm" svg:height="18.358cm"/>
          <chart:axis chart:dimension="x" chart:name="primary-x" chart:style-name="ch4" chartooo:axis-type="auto">
            <chartooo:date-scale/>
            <chart:title svg:x="13.881cm" svg:y="19.495cm" chart:style-name="ch5">
              <text:p>N Patterns</text:p>
            </chart:title>
            <chart:categories table:cell-range-address="data.B1:data.F1"/>
          </chart:axis>
          <chart:axis chart:dimension="y" chart:name="primary-y" chart:style-name="ch6">
            <chart:title svg:x="0.369cm" svg:y="10.534cm" chart:style-name="ch7">
              <text:p>Seconds</text:p>
            </chart:title>
            <chart:grid chart:style-name="ch8" chart:class="major"/>
          </chart:axis>
          <chart:series chart:style-name="ch9" chart:values-cell-range-address="data.B2:data.F2" chart:label-cell-address="data.A2:data.A2" chart:class="chart:line">
            <chart:data-point chart:repeated="5"/>
          </chart:series>
          <chart:series chart:style-name="ch10" chart:values-cell-range-address="data.B3:data.F3" chart:label-cell-address="data.A3:data.A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data.B1:data.F1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'Ordered'</text:p>
                <draw:g>
                  <svg:desc>data.A2:data.A2</svg:desc>
                </draw:g>
              </table:table-cell>
              <table:table-cell office:value-type="float" office:value="0.033">
                <text:p>0.033</text:p>
                <draw:g>
                  <svg:desc>data.B2:data.F2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49">
                <text:p>0.04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'Bloom Filter'</text:p>
                <draw:g>
                  <svg:desc>data.A3:data.A3</svg:desc>
                </draw:g>
              </table:table-cell>
              <table:table-cell office:value-type="float" office:value="0.026">
                <text:p>0.026</text:p>
                <draw:g>
                  <svg:desc>data.B3:data.F3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